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Is Dungeon</text:p>
          </table:table-cell>
          <table:table-cell office:value-type="string" calcext:value-type="string">
            <text:p>Floor Address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In Agoda Vill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 &quot;&quot;isDungeon&quot;&quot;: &quot; &amp; [.D2] &amp; &quot;,  &quot;&quot;floorAddr&quot;&quot;: &quot; &amp; [.E2] &amp; &quot; },&quot;" office:value-type="string" office:string-value="0x2f: { &quot;id&quot;: 0x2f, &quot;name&quot;: &quot;In Agoda Village&quot;, &quot;code&quot;: &quot;Agoda&quot;,  &quot;isDungeon&quot;: 0,  &quot;floorAddr&quot;: 0 }," calcext:value-type="string">
            <text:p>0x2f: { "id": 0x2f, "name": "In Agoda Village", "code": "Agoda", <text:s/>"isDungeon": 0, <text:s/>"floorAddr": 0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Hyrule Field (Forest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 &quot;&quot;isDungeon&quot;&quot;: &quot; &amp; [.D3] &amp; &quot;,  &quot;&quot;floorAddr&quot;&quot;: &quot; &amp; [.E3] &amp; &quot; },&quot;" office:value-type="string" office:string-value="0x8: { &quot;id&quot;: 0x8, &quot;name&quot;: &quot;In Hyrule Field (Forest Realm)&quot;, &quot;code&quot;: &quot;ForestRealm&quot;,  &quot;isDungeon&quot;: 0,  &quot;floorAddr&quot;: 0 }," calcext:value-type="string">
            <text:p>0x8: { "id": 0x8, "name": "In Hyrule Field (Forest Realm)", "code": "ForestRealm", <text:s/>"isDungeon": 0, <text:s/>"floorAddr": 0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 &quot;&quot;isDungeon&quot;&quot;: &quot; &amp; [.D4] &amp; &quot;,  &quot;&quot;floorAddr&quot;&quot;: &quot; &amp; [.E4] &amp; &quot; },&quot;" office:value-type="string" office:string-value="0x29: { &quot;id&quot;: 0x29, &quot;name&quot;: &quot;In Castle Town&quot;, &quot;code&quot;: &quot;CastleTown&quot;,  &quot;isDungeon&quot;: 0,  &quot;floorAddr&quot;: 0 }," calcext:value-type="string">
            <text:p>0x29: { "id": 0x29, "name": "In Castle Town", "code": "CastleTown", <text:s/>"isDungeon": 0, <text:s/>"floorAddr": 0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 &quot;&quot;isDungeon&quot;&quot;: &quot; &amp; [.D5] &amp; &quot;,  &quot;&quot;floorAddr&quot;&quot;: &quot; &amp; [.E5] &amp; &quot; },&quot;" office:value-type="string" office:string-value="0x28: { &quot;id&quot;: 0x28, &quot;name&quot;: &quot;Inside Hyrule Castle&quot;, &quot;code&quot;: &quot;Castle&quot;,  &quot;isDungeon&quot;: 1,  &quot;floorAddr&quot;: 0 }," calcext:value-type="string">
            <text:p>0x28: { "id": 0x28, "name": "Inside Hyrule Castle", "code": "Castle", <text:s/>"isDungeon": 1, <text:s/>"floorAddr": 0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 &quot;&quot;isDungeon&quot;&quot;: &quot; &amp; [.D6] &amp; &quot;,  &quot;&quot;floorAddr&quot;&quot;: &quot; &amp; [.E6] &amp; &quot; },&quot;" office:value-type="string" office:string-value="0x50: { &quot;id&quot;: 0x50, &quot;name&quot;: &quot;Watching a cutscene…&quot;, &quot;code&quot;: &quot;Cutscene&quot;,  &quot;isDungeon&quot;: 0,  &quot;floorAddr&quot;: 0 }," calcext:value-type="string">
            <text:p>0x50: { "id": 0x50, "name": "Watching a cutscene…", "code": "Cutscene", <text:s/>"isDungeon": 0, <text:s/>"floorAddr": 0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 &quot;&quot;isDungeon&quot;&quot;: &quot; &amp; [.D7] &amp; &quot;,  &quot;&quot;floorAddr&quot;&quot;: &quot; &amp; [.E7] &amp; &quot; },&quot;" office:value-type="string" office:string-value="0x18: { &quot;id&quot;: 0x18, &quot;name&quot;: &quot;In the Tunnel to the Tower&quot;, &quot;code&quot;: &quot;Tunnel&quot;,  &quot;isDungeon&quot;: 0,  &quot;floorAddr&quot;: 0 }," calcext:value-type="string">
            <text:p>0x18: { "id": 0x18, "name": "In the Tunnel to the Tower", "code": "Tunnel", <text:s/>"isDungeon": 0, <text:s/>"floorAddr": 0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 &quot;&quot;isDungeon&quot;&quot;: &quot; &amp; [.D8] &amp; &quot;,  &quot;&quot;floorAddr&quot;&quot;: &quot; &amp; [.E8] &amp; &quot; },&quot;" office:value-type="string" office:string-value="0x14: { &quot;id&quot;: 0x14, &quot;name&quot;: &quot;In the Tower of Spirits lobby&quot;, &quot;code&quot;: &quot;Tower&quot;,  &quot;isDungeon&quot;: 0,  &quot;floorAddr&quot;: 0 }," calcext:value-type="string">
            <text:p>0x14: { "id": 0x14, "name": "In the Tower of Spirits lobby", "code": "Tower", <text:s/>"isDungeon": 0, <text:s/>"floorAddr": 0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 &quot;&quot;isDungeon&quot;&quot;: &quot; &amp; [.D9] &amp; &quot;,  &quot;&quot;floorAddr&quot;&quot;: &quot; &amp; [.E9] &amp; &quot; },&quot;" office:value-type="string" office:string-value="0x17: { &quot;id&quot;: 0x17, &quot;name&quot;: &quot;Climbing the Spiral Staircase&quot;, &quot;code&quot;: &quot;Staircase&quot;,  &quot;isDungeon&quot;: 0,  &quot;floorAddr&quot;: 0 }," calcext:value-type="string">
            <text:p>0x17: { "id": 0x17, "name": "Climbing the Spiral Staircase", "code": "Staircase", <text:s/>"isDungeon": 0, <text:s/>"floorAddr": 0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x2cefe8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 &quot;&quot;isDungeon&quot;&quot;: &quot; &amp; [.D10] &amp; &quot;,  &quot;&quot;floorAddr&quot;&quot;: &quot; &amp; [.E10] &amp; &quot; },&quot;" office:value-type="string" office:string-value="0x13: { &quot;id&quot;: 0x13, &quot;name&quot;: &quot;In the Tower of Spirits&quot;, &quot;code&quot;: &quot;TowerDungeon&quot;,  &quot;isDungeon&quot;: 1,  &quot;floorAddr&quot;: 0x2cefe8 }," calcext:value-type="string">
            <text:p>0x13: { "id": 0x13, "name": "In the Tower of Spirits", "code": "TowerDungeon", <text:s/>"isDungeon": 1, <text:s/>"floorAddr": 0x2cefe8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Hyrule Field (Forest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 &quot;&quot;isDungeon&quot;&quot;: &quot; &amp; [.D11] &amp; &quot;,  &quot;&quot;floorAddr&quot;&quot;: &quot; &amp; [.E11] &amp; &quot; },&quot;" office:value-type="string" office:string-value="0x4: { &quot;id&quot;: 0x4, &quot;name&quot;: &quot;In Hyrule Field (Forest Realm)&quot;, &quot;code&quot;: &quot;ForestField2&quot;,  &quot;isDungeon&quot;: 0,  &quot;floorAddr&quot;: 0 }," calcext:value-type="string">
            <text:p>0x4: { "id": 0x4, "name": "In Hyrule Field (Forest Realm)", "code": "ForestField2", <text:s/>"isDungeon": 0, <text:s/>"floorAddr": 0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 &quot;&quot;isDungeon&quot;&quot;: &quot; &amp; [.D12] &amp; &quot;,  &quot;&quot;floorAddr&quot;&quot;: &quot; &amp; [.E12] &amp; &quot; },&quot;" office:value-type="string" office:string-value="0x2a: { &quot;id&quot;: 0x2a, &quot;name&quot;: &quot;In Whittleton&quot;, &quot;code&quot;: &quot;Whittleton&quot;,  &quot;isDungeon&quot;: 0,  &quot;floorAddr&quot;: 0 }," calcext:value-type="string">
            <text:p>0x2a: { "id": 0x2a, "name": "In Whittleton", "code": "Whittleton", <text:s/>"isDungeon": 0, <text:s/>"floorAddr": 0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 &quot;&quot;isDungeon&quot;&quot;: &quot; &amp; [.D13] &amp; &quot;,  &quot;&quot;floorAddr&quot;&quot;: &quot; &amp; [.E13] &amp; &quot; },&quot;" office:value-type="string" office:string-value="0x38: { &quot;id&quot;: 0x38, &quot;name&quot;: &quot;In the wilds outside Whittleton&quot;, &quot;code&quot;: &quot;WhittletonWilds&quot;,  &quot;isDungeon&quot;: 0,  &quot;floorAddr&quot;: 0 }," calcext:value-type="string">
            <text:p>0x38: { "id": 0x38, "name": "In the wilds outside Whittleton", "code": "WhittletonWilds", <text:s/>"isDungeon": 0, <text:s/>"floorAddr": 0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 &quot;&quot;isDungeon&quot;&quot;: &quot; &amp; [.D14] &amp; &quot;,  &quot;&quot;floorAddr&quot;&quot;: &quot; &amp; [.E14] &amp; &quot; },&quot;" office:value-type="string" office:string-value="0x9: { &quot;id&quot;: 0x9, &quot;name&quot;: &quot;Stumbling through the Lost Woods&quot;, &quot;code&quot;: &quot;LostWoods&quot;,  &quot;isDungeon&quot;: 0,  &quot;floorAddr&quot;: 0 }," calcext:value-type="string">
            <text:p>0x9: { "id": 0x9, "name": "Stumbling through the Lost Woods", "code": "LostWoods", <text:s/>"isDungeon": 0, <text:s/>"floorAddr": 0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 &quot;&quot;isDungeon&quot;&quot;: &quot; &amp; [.D15] &amp; &quot;,  &quot;&quot;floorAddr&quot;&quot;: &quot; &amp; [.E15] &amp; &quot; },&quot;" office:value-type="string" office:string-value="0x30: { &quot;id&quot;: 0x30, &quot;name&quot;: &quot;In the Forest Sanctuary&quot;, &quot;code&quot;: &quot;ForestSanctuary&quot;,  &quot;isDungeon&quot;: 0,  &quot;floorAddr&quot;: 0 }," calcext:value-type="string">
            <text:p>0x30: { "id": 0x30, "name": "In the Forest Sanctuary", "code": "ForestSanctuary", <text:s/>"isDungeon": 0, <text:s/>"floorAddr": 0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 &quot;&quot;isDungeon&quot;&quot;: &quot; &amp; [.D16] &amp; &quot;,  &quot;&quot;floorAddr&quot;&quot;: &quot; &amp; [.E16] &amp; &quot; },&quot;" office:value-type="string" office:string-value="0x19: { &quot;id&quot;: 0x19, &quot;name&quot;: &quot;In the Forest Temple&quot;, &quot;code&quot;: &quot;ForestTemple&quot;,  &quot;isDungeon&quot;: 1,  &quot;floorAddr&quot;: 0 }," calcext:value-type="string">
            <text:p>0x19: { "id": 0x19, "name": "In the Forest Temple", "code": "ForestTemple", <text:s/>"isDungeon": 1, <text:s/>"floorAddr": 0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 &quot;&quot;isDungeon&quot;&quot;: &quot; &amp; [.D17] &amp; &quot;,  &quot;&quot;floorAddr&quot;&quot;: &quot; &amp; [.E17] &amp; &quot; },&quot;" office:value-type="string" office:string-value="0x1e: { &quot;id&quot;: 0x1e, &quot;name&quot;: &quot;In Stagnox’s lair…&quot;, &quot;code&quot;: &quot;Stagnox&quot;,  &quot;isDungeon&quot;: 0,  &quot;floorAddr&quot;: 0 }," calcext:value-type="string">
            <text:p>0x1e: { "id": 0x1e, "name": "In Stagnox’s lair…", "code": "Stagnox", <text:s/>"isDungeon": 0, <text:s/>"floorAddr": 0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 &quot;&quot;isDungeon&quot;&quot;: &quot; &amp; [.D18] &amp; &quot;,  &quot;&quot;floorAddr&quot;&quot;: &quot; &amp; [.E18] &amp; &quot; },&quot;" office:value-type="string" office:string-value="0xff00: { &quot;id&quot;: 0xff00, &quot;name&quot;: &quot;On the title screen…&quot;, &quot;code&quot;: &quot;Title&quot;,  &quot;isDungeon&quot;: 0,  &quot;floorAddr&quot;: 0 }," calcext:value-type="string">
            <text:p>0xff00: { "id": 0xff00, "name": "On the title screen…", "code": "Title", <text:s/>"isDungeon": 0, <text:s/>"floorAddr": 0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 &quot;&quot;isDungeon&quot;&quot;: &quot; &amp; [.D19] &amp; &quot;,  &quot;&quot;floorAddr&quot;&quot;: &quot; &amp; [.E19] &amp; &quot; },&quot;" office:value-type="string" office:string-value="0x0: { &quot;id&quot;: 0x0, &quot;name&quot;: &quot;Starting the game…&quot;, &quot;code&quot;: &quot;Boot&quot;,  &quot;isDungeon&quot;: 0,  &quot;floorAddr&quot;: 0 }," calcext:value-type="string">
            <text:p>0x0: { "id": 0x0, "name": "Starting the game…", "code": "Boot", <text:s/>"isDungeon": 0, <text:s/>"floorAddr": 0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 &quot;&quot;isDungeon&quot;&quot;: &quot; &amp; [.D20] &amp; &quot;,  &quot;&quot;floorAddr&quot;&quot;: &quot; &amp; [.E20] &amp; &quot; },&quot;" office:value-type="string" office:string-value="0x3e: { &quot;id&quot;: 0x3e, &quot;name&quot;: &quot;At Rabbitland Rescue&quot;, &quot;code&quot;: &quot;Rabbit&quot;,  &quot;isDungeon&quot;: 0,  &quot;floorAddr&quot;: 0 }," calcext:value-type="string">
            <text:p>0x3e: { "id": 0x3e, "name": "At Rabbitland Rescue", "code": "Rabbit", <text:s/>"isDungeon": 0, <text:s/>"floorAddr": 0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Hyrule Field (Snow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 &quot;&quot;isDungeon&quot;&quot;: &quot; &amp; [.D21] &amp; &quot;,  &quot;&quot;floorAddr&quot;&quot;: &quot; &amp; [.E21] &amp; &quot; },&quot;" office:value-type="string" office:string-value="0x5: { &quot;id&quot;: 0x5, &quot;name&quot;: &quot;In Hyrule Field (Snow Realm)&quot;, &quot;code&quot;: &quot;SnowRealm&quot;,  &quot;isDungeon&quot;: 0,  &quot;floorAddr&quot;: 0 }," calcext:value-type="string">
            <text:p>0x5: { "id": 0x5, "name": "In Hyrule Field (Snow Realm)", "code": "SnowRealm", <text:s/>"isDungeon": 0, <text:s/>"floorAddr": 0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 &quot;&quot;isDungeon&quot;&quot;: &quot; &amp; [.D22] &amp; &quot;,  &quot;&quot;floorAddr&quot;&quot;: &quot; &amp; [.E22] &amp; &quot; },&quot;" office:value-type="string" office:string-value="0x2b: { &quot;id&quot;: 0x2b, &quot;name&quot;: &quot;Anouki Village&quot;, &quot;code&quot;: &quot;Anouki&quot;,  &quot;isDungeon&quot;: 0,  &quot;floorAddr&quot;: 0 }," calcext:value-type="string">
            <text:p>0x2b: { "id": 0x2b, "name": "Anouki Village", "code": "Anouki", <text:s/>"isDungeon": 0, <text:s/>"floorAddr": 0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Hyrule Field (Snow Realm – Tunnel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 &quot;&quot;isDungeon&quot;&quot;: &quot; &amp; [.D23] &amp; &quot;,  &quot;&quot;floorAddr&quot;&quot;: &quot; &amp; [.E23] &amp; &quot; },&quot;" office:value-type="string" office:string-value="0xb: { &quot;id&quot;: 0xb, &quot;name&quot;: &quot;In Hyrule Field (Snow Realm – Tunnel)&quot;, &quot;code&quot;: &quot;SnowTunnel&quot;,  &quot;isDungeon&quot;: 0,  &quot;floorAddr&quot;: 0 }," calcext:value-type="string">
            <text:p>0xb: { "id": 0xb, "name": "In Hyrule Field (Snow Realm – Tunnel)", "code": "SnowTunnel", <text:s/>"isDungeon": 0, <text:s/>"floorAddr": 0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 &quot;&quot;isDungeon&quot;&quot;: &quot; &amp; [.D24] &amp; &quot;,  &quot;&quot;floorAddr&quot;&quot;: &quot; &amp; [.E24] &amp; &quot; },&quot;" office:value-type="string" office:string-value="0x31: { &quot;id&quot;: 0x31, &quot;name&quot;: &quot;In the Snow Sanctuary&quot;, &quot;code&quot;: &quot;SnowSanctuary&quot;,  &quot;isDungeon&quot;: 0,  &quot;floorAddr&quot;: 0 }," calcext:value-type="string">
            <text:p>0x31: { "id": 0x31, "name": "In the Snow Sanctuary", "code": "SnowSanctuary", <text:s/>"isDungeon": 0, <text:s/>"floorAddr": 0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 &quot;&quot;isDungeon&quot;&quot;: &quot; &amp; [.D25] &amp; &quot;,  &quot;&quot;floorAddr&quot;&quot;: &quot; &amp; [.E25] &amp; &quot; },&quot;" office:value-type="string" office:string-value="0x35: { &quot;id&quot;: 0x35, &quot;name&quot;: &quot;At Wellspring Station&quot;, &quot;code&quot;: &quot;Wellspring&quot;,  &quot;isDungeon&quot;: 0,  &quot;floorAddr&quot;: 0 }," calcext:value-type="string">
            <text:p>0x35: { "id": 0x35, "name": "At Wellspring Station", "code": "Wellspring", <text:s/>"isDungeon": 0, <text:s/>"floorAddr": 0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 &quot;&quot;isDungeon&quot;&quot;: &quot; &amp; [.D26] &amp; &quot;,  &quot;&quot;floorAddr&quot;&quot;: &quot; &amp; [.E26] &amp; &quot; },&quot;" office:value-type="string" office:string-value="0x45: { &quot;id&quot;: 0x45, &quot;name&quot;: &quot;On the side of the tracks…&quot;, &quot;code&quot;: &quot;Tracks&quot;,  &quot;isDungeon&quot;: 0,  &quot;floorAddr&quot;: 0 }," calcext:value-type="string">
            <text:p>0x45: { "id": 0x45, "name": "On the side of the tracks…", "code": "Tracks", <text:s/>"isDungeon": 0, <text:s/>"floorAddr": 0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 &quot;&quot;isDungeon&quot;&quot;: &quot; &amp; [.D27] &amp; &quot;,  &quot;&quot;floorAddr&quot;&quot;: &quot; &amp; [.E27] &amp; &quot; },&quot;" office:value-type="string" office:string-value="0x1a: { &quot;id&quot;: 0x1a, &quot;name&quot;: &quot;In the Snow Temple&quot;, &quot;code&quot;: &quot;SnowTemple&quot;,  &quot;isDungeon&quot;: 1,  &quot;floorAddr&quot;: 0 }," calcext:value-type="string">
            <text:p>0x1a: { "id": 0x1a, "name": "In the Snow Temple", "code": "SnowTemple", <text:s/>"isDungeon": 1, <text:s/>"floorAddr": 0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 &quot;&quot;isDungeon&quot;&quot;: &quot; &amp; [.D28] &amp; &quot;,  &quot;&quot;floorAddr&quot;&quot;: &quot; &amp; [.E28] &amp; &quot; },&quot;" office:value-type="string" office:string-value="0x1f: { &quot;id&quot;: 0x1f, &quot;name&quot;: &quot;In Fraaz’s lair…&quot;, &quot;code&quot;: &quot;Fraaz&quot;,  &quot;isDungeon&quot;: 0,  &quot;floorAddr&quot;: 0 }," calcext:value-type="string">
            <text:p>0x1f: { "id": 0x1f, "name": "In Fraaz’s lair…", "code": "Fraaz", <text:s/>"isDungeon": 0, <text:s/>"floorAddr": 0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 &quot;&quot;isDungeon&quot;&quot;: &quot; &amp; [.D29] &amp; &quot;,  &quot;&quot;floorAddr&quot;&quot;: &quot; &amp; [.E29] &amp; &quot; },&quot;" office:value-type="string" office:string-value="0x37: { &quot;id&quot;: 0x37, &quot;name&quot;: &quot;At the Trading Post&quot;, &quot;code&quot;: &quot;Trading&quot;,  &quot;isDungeon&quot;: 0,  &quot;floorAddr&quot;: 0 }," calcext:value-type="string">
            <text:p>0x37: { "id": 0x37, "name": "At the Trading Post", "code": "Trading", <text:s/>"isDungeon": 0, <text:s/>"floorAddr": 0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 &quot;&quot;isDungeon&quot;&quot;: &quot; &amp; [.D30] &amp; &quot;,  &quot;&quot;floorAddr&quot;&quot;: &quot; &amp; [.E30] &amp; &quot; },&quot;" office:value-type="string" office:string-value="0x36: { &quot;id&quot;: 0x36, &quot;name&quot;: &quot;At the Bridge Worker’s Home&quot;, &quot;code&quot;: &quot;BridgeWorker&quot;,  &quot;isDungeon&quot;: 0,  &quot;floorAddr&quot;: 0 }," calcext:value-type="string">
            <text:p>0x36: { "id": 0x36, "name": "At the Bridge Worker’s Home", "code": "BridgeWorker", <text:s/>"isDungeon": 0, <text:s/>"floorAddr": 0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Hyrule Field (Ocean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 &quot;&quot;isDungeon&quot;&quot;: &quot; &amp; [.D31] &amp; &quot;,  &quot;&quot;floorAddr&quot;&quot;: &quot; &amp; [.E31] &amp; &quot; },&quot;" office:value-type="string" office:string-value="0x6: { &quot;id&quot;: 0x6, &quot;name&quot;: &quot;In Hyrule Field (Ocean Realm)&quot;, &quot;code&quot;: &quot;Ocean&quot;,  &quot;isDungeon&quot;: 0,  &quot;floorAddr&quot;: 0 }," calcext:value-type="string">
            <text:p>0x6: { "id": 0x6, "name": "In Hyrule Field (Ocean Realm)", "code": "Ocean", <text:s/>"isDungeon": 0, <text:s/>"floorAddr": 0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 &quot;&quot;isDungeon&quot;&quot;: &quot; &amp; [.D32] &amp; &quot;,  &quot;&quot;floorAddr&quot;&quot;: &quot; &amp; [.E32] &amp; &quot; },&quot;" office:value-type="string" office:string-value="0x2c: { &quot;id&quot;: 0x2c, &quot;name&quot;: &quot;In Papuchia Village&quot;, &quot;code&quot;: &quot;Papuchia&quot;,  &quot;isDungeon&quot;: 0,  &quot;floorAddr&quot;: 0 }," calcext:value-type="string">
            <text:p>0x2c: { "id": 0x2c, "name": "In Papuchia Village", "code": "Papuchia", <text:s/>"isDungeon": 0, <text:s/>"floorAddr": 0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 &quot;&quot;isDungeon&quot;&quot;: &quot; &amp; [.D33] &amp; &quot;,  &quot;&quot;floorAddr&quot;&quot;: &quot; &amp; [.E33] &amp; &quot; },&quot;" office:value-type="string" office:string-value="0x32: { &quot;id&quot;: 0x32, &quot;name&quot;: &quot;In the Ocean Sanctuary&quot;, &quot;code&quot;: &quot;OceanSanctuary&quot;,  &quot;isDungeon&quot;: 0,  &quot;floorAddr&quot;: 0 }," calcext:value-type="string">
            <text:p>0x32: { "id": 0x32, "name": "In the Ocean Sanctuary", "code": "OceanSanctuary", <text:s/>"isDungeon": 0, <text:s/>"floorAddr": 0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 &quot;&quot;isDungeon&quot;&quot;: &quot; &amp; [.D34] &amp; &quot;,  &quot;&quot;floorAddr&quot;&quot;: &quot; &amp; [.E34] &amp; &quot; },&quot;" office:value-type="string" office:string-value="0x43: { &quot;id&quot;: 0x43, &quot;name&quot;: &quot;Fending off intruders in the Spirit Train!&quot;, &quot;code&quot;: &quot;Train&quot;,  &quot;isDungeon&quot;: 0,  &quot;floorAddr&quot;: 0 }," calcext:value-type="string">
            <text:p>0x43: { "id": 0x43, "name": "Fending off intruders in the Spirit Train!", "code": "Train", <text:s/>"isDungeon": 0, <text:s/>"floorAddr": 0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 &quot;&quot;isDungeon&quot;&quot;: &quot; &amp; [.D35] &amp; &quot;,  &quot;&quot;floorAddr&quot;&quot;: &quot; &amp; [.E35] &amp; &quot; },&quot;" office:value-type="string" office:string-value="0xa: { &quot;id&quot;: 0xa, &quot;name&quot;: &quot;Underwater (Ocean Realm)&quot;, &quot;code&quot;: &quot;UnderOcean&quot;,  &quot;isDungeon&quot;: 0,  &quot;floorAddr&quot;: 0 }," calcext:value-type="string">
            <text:p>0xa: { "id": 0xa, "name": "Underwater (Ocean Realm)", "code": "UnderOcean", <text:s/>"isDungeon": 0, <text:s/>"floorAddr": 0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 &quot;&quot;isDungeon&quot;&quot;: &quot; &amp; [.D36] &amp; &quot;,  &quot;&quot;floorAddr&quot;&quot;: &quot; &amp; [.E36] &amp; &quot; },&quot;" office:value-type="string" office:string-value="0x1b: { &quot;id&quot;: 0x1b, &quot;name&quot;: &quot;In the Ocean Temple&quot;, &quot;code&quot;: &quot;OceanTemple&quot;,  &quot;isDungeon&quot;: 1,  &quot;floorAddr&quot;: 0 }," calcext:value-type="string">
            <text:p>0x1b: { "id": 0x1b, "name": "In the Ocean Temple", "code": "OceanTemple", <text:s/>"isDungeon": 1, <text:s/>"floorAddr": 0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 &quot;&quot;isDungeon&quot;&quot;: &quot; &amp; [.D37] &amp; &quot;,  &quot;&quot;floorAddr&quot;&quot;: &quot; &amp; [.E37] &amp; &quot; },&quot;" office:value-type="string" office:string-value="0x20: { &quot;id&quot;: 0x20, &quot;name&quot;: &quot;In Phytops’s lair…&quot;, &quot;code&quot;: &quot;Phytops&quot;,  &quot;isDungeon&quot;: 0,  &quot;floorAddr&quot;: 0 }," calcext:value-type="string">
            <text:p>0x20: { "id": 0x20, "name": "In Phytops’s lair…", "code": "Phytops", <text:s/>"isDungeon": 0, <text:s/>"floorAddr": 0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Gauntlet1</text:p>
          </table:table-cell>
          <table:table-cell office:value-type="string" calcext:value-type="string">
            <text:p>Competing in Take ‘Em All On! - Level 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 &quot;&quot;isDungeon&quot;&quot;: &quot; &amp; [.D38] &amp; &quot;,  &quot;&quot;floorAddr&quot;&quot;: &quot; &amp; [.E38] &amp; &quot; },&quot;" office:value-type="string" office:string-value="0x46: { &quot;id&quot;: 0x46, &quot;name&quot;: &quot;Competing in Take ‘Em All On! - Level 1&quot;, &quot;code&quot;: &quot;Gauntlet1&quot;,  &quot;isDungeon&quot;: 0,  &quot;floorAddr&quot;: 0 }," calcext:value-type="string">
            <text:p>0x46: { "id": 0x46, "name": "Competing in Take ‘Em All On! - Level 1", "code": "Gauntlet1", <text:s/>"isDungeon": 0, <text:s/>"floorAddr": 0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GauntletStagnox</text:p>
          </table:table-cell>
          <table:table-cell office:value-type="string" calcext:value-type="string">
            <text:p>Fighting Stagnox in Take ‘Em All On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 &quot;&quot;isDungeon&quot;&quot;: &quot; &amp; [.D39] &amp; &quot;,  &quot;&quot;floorAddr&quot;&quot;: &quot; &amp; [.E39] &amp; &quot; },&quot;" office:value-type="string" office:string-value="0x4b: { &quot;id&quot;: 0x4b, &quot;name&quot;: &quot;Fighting Stagnox in Take ‘Em All On!&quot;, &quot;code&quot;: &quot;GauntletStagnox&quot;,  &quot;isDungeon&quot;: 0,  &quot;floorAddr&quot;: 0 }," calcext:value-type="string">
            <text:p>0x4b: { "id": 0x4b, "name": "Fighting Stagnox in Take ‘Em All On!", "code": "GauntletStagnox", <text:s/>"isDungeon": 0, <text:s/>"floorAddr": 0 },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Gauntlet2</text:p>
          </table:table-cell>
          <table:table-cell office:value-type="string" calcext:value-type="string">
            <text:p>Competing in Take ‘Em All On! - Level 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 &quot;&quot;isDungeon&quot;&quot;: &quot; &amp; [.D40] &amp; &quot;,  &quot;&quot;floorAddr&quot;&quot;: &quot; &amp; [.E40] &amp; &quot; },&quot;" office:value-type="string" office:string-value="0x48: { &quot;id&quot;: 0x48, &quot;name&quot;: &quot;Competing in Take ‘Em All On! - Level 2&quot;, &quot;code&quot;: &quot;Gauntlet2&quot;,  &quot;isDungeon&quot;: 0,  &quot;floorAddr&quot;: 0 }," calcext:value-type="string">
            <text:p>0x48: { "id": 0x48, "name": "Competing in Take ‘Em All On! - Level 2", "code": "Gauntlet2", <text:s/>"isDungeon": 0, <text:s/>"floorAddr": 0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FireRealm</text:p>
          </table:table-cell>
          <table:table-cell office:value-type="string" calcext:value-type="string">
            <text:p>In Hyrule Field (Fire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 &quot;&quot;isDungeon&quot;&quot;: &quot; &amp; [.D41] &amp; &quot;,  &quot;&quot;floorAddr&quot;&quot;: &quot; &amp; [.E41] &amp; &quot; },&quot;" office:value-type="string" office:string-value="0x7: { &quot;id&quot;: 0x7, &quot;name&quot;: &quot;In Hyrule Field (Fire Realm)&quot;, &quot;code&quot;: &quot;FireRealm&quot;,  &quot;isDungeon&quot;: 0,  &quot;floorAddr&quot;: 0 }," calcext:value-type="string">
            <text:p>0x7: { "id": 0x7, "name": "In Hyrule Field (Fire Realm)", "code": "FireRealm", <text:s/>"isDungeon": 0, <text:s/>"floorAddr": 0 }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TargetRange</text:p>
          </table:table-cell>
          <table:table-cell office:value-type="string" calcext:value-type="string">
            <text:p>At the Goron Target Ran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 &quot;&quot;isDungeon&quot;&quot;: &quot; &amp; [.D42] &amp; &quot;,  &quot;&quot;floorAddr&quot;&quot;: &quot; &amp; [.E42] &amp; &quot; },&quot;" office:value-type="string" office:string-value="0x3c: { &quot;id&quot;: 0x3c, &quot;name&quot;: &quot;At the Goron Target Range&quot;, &quot;code&quot;: &quot;TargetRange&quot;,  &quot;isDungeon&quot;: 0,  &quot;floorAddr&quot;: 0 }," calcext:value-type="string">
            <text:p>0x3c: { "id": 0x3c, "name": "At the Goron Target Range", "code": "TargetRange", <text:s/>"isDungeon": 0, <text:s/>"floorAddr": 0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In Goron Vill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 &quot;&quot;isDungeon&quot;&quot;: &quot; &amp; [.D43] &amp; &quot;,  &quot;&quot;floorAddr&quot;&quot;: &quot; &amp; [.E43] &amp; &quot; },&quot;" office:value-type="string" office:string-value="0x2e: { &quot;id&quot;: 0x2e, &quot;name&quot;: &quot;In Goron Village&quot;, &quot;code&quot;: &quot;Goron&quot;,  &quot;isDungeon&quot;: 0,  &quot;floorAddr&quot;: 0 }," calcext:value-type="string">
            <text:p>0x2e: { "id": 0x2e, "name": "In Goron Village", "code": "Goron", <text:s/>"isDungeon": 0, <text:s/>"floorAddr": 0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AltarPath</text:p>
          </table:table-cell>
          <table:table-cell office:value-type="string" calcext:value-type="string">
            <text:p>Walking the path to the Altar of the Mountain Godd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 &quot;&quot;isDungeon&quot;&quot;: &quot; &amp; [.D44] &amp; &quot;,  &quot;&quot;floorAddr&quot;&quot;: &quot; &amp; [.E44] &amp; &quot; },&quot;" office:value-type="string" office:string-value="0x2d: { &quot;id&quot;: 0x2d, &quot;name&quot;: &quot;Walking the path to the Altar of the Mountain Goddess&quot;, &quot;code&quot;: &quot;AltarPath&quot;,  &quot;isDungeon&quot;: 0,  &quot;floorAddr&quot;: 0 }," calcext:value-type="string">
            <text:p>0x2d: { "id": 0x2d, "name": "Walking the path to the Altar of the Mountain Goddess", "code": "AltarPath", <text:s/>"isDungeon": 0, <text:s/>"floorAddr": 0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FireSanctuary</text:p>
          </table:table-cell>
          <table:table-cell office:value-type="string" calcext:value-type="string">
            <text:p>In the Fire Sanct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 &quot;&quot;isDungeon&quot;&quot;: &quot; &amp; [.D45] &amp; &quot;,  &quot;&quot;floorAddr&quot;&quot;: &quot; &amp; [.E45] &amp; &quot; },&quot;" office:value-type="string" office:string-value="0x33: { &quot;id&quot;: 0x33, &quot;name&quot;: &quot;In the Fire Sanctuary&quot;, &quot;code&quot;: &quot;FireSanctuary&quot;,  &quot;isDungeon&quot;: 0,  &quot;floorAddr&quot;: 0 }," calcext:value-type="string">
            <text:p>0x33: { "id": 0x33, "name": "In the Fire Sanctuary", "code": "FireSanctuary", <text:s/>"isDungeon": 0, <text:s/>"floorAddr": 0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Snowdrift</text:p>
          </table:table-cell>
          <table:table-cell office:value-type="string" calcext:value-type="string">
            <text:p>At Snowdrift or Slippery Stati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 &quot;&quot;isDungeon&quot;&quot;: &quot; &amp; [.D46] &amp; &quot;,  &quot;&quot;floorAddr&quot;&quot;: &quot; &amp; [.E46] &amp; &quot; },&quot;" office:value-type="string" office:string-value="0x3f: { &quot;id&quot;: 0x3f, &quot;name&quot;: &quot;At Snowdrift or Slippery Station&quot;, &quot;code&quot;: &quot;Snowdrift&quot;,  &quot;isDungeon&quot;: 0,  &quot;floorAddr&quot;: 0 }," calcext:value-type="string">
            <text:p>0x3f: { "id": 0x3f, "name": "At Snowdrift or Slippery Station", "code": "Snowdrift", <text:s/>"isDungeon": 0, <text:s/>"floorAddr": 0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FireTemple</text:p>
          </table:table-cell>
          <table:table-cell office:value-type="string" calcext:value-type="string">
            <text:p>In the Fire Temp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 &quot;&quot;isDungeon&quot;&quot;: &quot; &amp; [.D47] &amp; &quot;,  &quot;&quot;floorAddr&quot;&quot;: &quot; &amp; [.E47] &amp; &quot; },&quot;" office:value-type="string" office:string-value="0x1c: { &quot;id&quot;: 0x1c, &quot;name&quot;: &quot;In the Fire Temple&quot;, &quot;code&quot;: &quot;FireTemple&quot;,  &quot;isDungeon&quot;: 0,  &quot;floorAddr&quot;: 0 }," calcext:value-type="string">
            <text:p>0x1c: { "id": 0x1c, "name": "In the Fire Temple", "code": "FireTemple", <text:s/>"isDungeon": 0, <text:s/>"floorAddr": 0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Cragma</text:p>
          </table:table-cell>
          <table:table-cell office:value-type="string" calcext:value-type="string">
            <text:p>In Cragma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 &quot;&quot;isDungeon&quot;&quot;: &quot; &amp; [.D48] &amp; &quot;,  &quot;&quot;floorAddr&quot;&quot;: &quot; &amp; [.E48] &amp; &quot; },&quot;" office:value-type="string" office:string-value="0x21: { &quot;id&quot;: 0x21, &quot;name&quot;: &quot;In Cragma’s lair…&quot;, &quot;code&quot;: &quot;Cragma&quot;,  &quot;isDungeon&quot;: 0,  &quot;floorAddr&quot;: 0 }," calcext:value-type="string">
            <text:p>0x21: { "id": 0x21, "name": "In Cragma’s lair…", "code": "Cragma", <text:s/>"isDungeon": 0, <text:s/>"floorAddr": 0 },</text:p>
          </table:table-cell>
        </table:table-row>
        <table:table-row table:style-name="ro1">
          <table:table-cell table:number-columns-repeated="5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 &quot;&quot;isDungeon&quot;&quot;: &quot; &amp; [.D49] &amp; &quot;,  &quot;&quot;floorAddr&quot;&quot;: &quot; &amp; [.E49] &amp; &quot; },&quot;" office:value-type="string" office:string-value=": { &quot;id&quot;: , &quot;name&quot;: &quot;&quot;, &quot;code&quot;: &quot;&quot;,  &quot;isDungeon&quot;: ,  &quot;floorAddr&quot;:  }," calcext:value-type="string">
            <text:p>: { "id": , "name": "", "code": "", <text:s/>"isDungeon": , <text:s/>"floorAddr": <text:s/>},</text:p>
          </table:table-cell>
        </table:table-row>
        <table:table-row table:style-name="ro1">
          <table:table-cell table:number-columns-repeated="5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 &quot;&quot;isDungeon&quot;&quot;: &quot; &amp; [.D50] &amp; &quot;,  &quot;&quot;floorAddr&quot;&quot;: &quot; &amp; [.E50] &amp; &quot; },&quot;" office:value-type="string" office:string-value=": { &quot;id&quot;: , &quot;name&quot;: &quot;&quot;, &quot;code&quot;: &quot;&quot;,  &quot;isDungeon&quot;: ,  &quot;floorAddr&quot;:  }," calcext:value-type="string">
            <text:p>: { "id": , "name": "", "code": "", <text:s/>"isDungeon": , <text:s/>"floorAddr": <text:s/>},</text:p>
          </table:table-cell>
        </table:table-row>
        <table:table-row table:style-name="ro1">
          <table:table-cell table:number-columns-repeated="5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 &quot;&quot;isDungeon&quot;&quot;: &quot; &amp; [.D51] &amp; &quot;,  &quot;&quot;floorAddr&quot;&quot;: &quot; &amp; [.E51] &amp; &quot; },&quot;" office:value-type="string" office:string-value=": { &quot;id&quot;: , &quot;name&quot;: &quot;&quot;, &quot;code&quot;: &quot;&quot;,  &quot;isDungeon&quot;: ,  &quot;floorAddr&quot;:  }," calcext:value-type="string">
            <text:p>: { "id": , "name": "", "code": "", <text:s/>"isDungeon": , <text:s/>"floorAddr": <text:s/>},</text:p>
          </table:table-cell>
        </table:table-row>
        <table:table-row table:style-name="ro1">
          <table:table-cell table:number-columns-repeated="5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 &quot;&quot;isDungeon&quot;&quot;: &quot; &amp; [.D52] &amp; &quot;,  &quot;&quot;floorAddr&quot;&quot;: &quot; &amp; [.E52] &amp; &quot; },&quot;" office:value-type="string" office:string-value=": { &quot;id&quot;: , &quot;name&quot;: &quot;&quot;, &quot;code&quot;: &quot;&quot;,  &quot;isDungeon&quot;: ,  &quot;floorAddr&quot;:  }," calcext:value-type="string">
            <text:p>: { "id": , "name": "", "code": "", <text:s/>"isDungeon": , <text:s/>"floorAddr": <text:s/>},</text:p>
          </table:table-cell>
        </table:table-row>
        <table:table-row table:style-name="ro1">
          <table:table-cell table:number-columns-repeated="5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 &quot;&quot;isDungeon&quot;&quot;: &quot; &amp; [.D53] &amp; &quot;,  &quot;&quot;floorAddr&quot;&quot;: &quot; &amp; [.E53] &amp; &quot; },&quot;" office:value-type="string" office:string-value=": { &quot;id&quot;: , &quot;name&quot;: &quot;&quot;, &quot;code&quot;: &quot;&quot;,  &quot;isDungeon&quot;: ,  &quot;floorAddr&quot;:  }," calcext:value-type="string">
            <text:p>: { "id": , "name": "", "code": "", <text:s/>"isDungeon": , <text:s/>"floorAddr": <text:s/>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3:11:55.3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27T23:13:56.069000000</dc:date>
    <meta:editing-duration>P1DT8H56M25S</meta:editing-duration>
    <meta:editing-cycles>76</meta:editing-cycles>
    <meta:generator>LibreOffice/6.3.4.2$Windows_X86_64 LibreOffice_project/60da17e045e08f1793c57c00ba83cdfce946d0aa</meta:generator>
    <meta:document-statistic meta:table-count="1" meta:cell-count="293" meta:object-count="0"/>
  </office:meta>
</office:document-meta>
</file>